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8cm" svg:height="2.794cm" svg:x="5.318cm" svg:y="1.508cm">
          <text:p text:style-name="P1">Trinity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874cm" svg:height="2.413cm" svg:x="2.143cm" svg:y="7.096cm">
          <text:p text:style-name="P1">Reads → contigs (Bowtie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62cm" svg:height="2.667cm" svg:x="1cm" svg:y="11.668cm">
          <text:p text:style-name="P1">Reads → contigs (BLAT)</text:p>
          <draw:enhanced-geometry svg:viewBox="0 0 21600 21600" draw:type="rectangle" draw:enhanced-path="M 0 0 L 21600 0 21600 21600 0 21600 0 0 Z N"/>
        </draw:custom-shape>
        <draw:frame draw:style-name="gr2" draw:layer="layout" svg:width="3.491cm" svg:height="0.962cm" svg:x="6.207cm" svg:y="9.944cm">
          <draw:text-box>
            <text:p>unmapped</text:p>
          </draw:text-box>
        </draw:frame>
        <draw:connector draw:style-name="gr3" draw:text-style-name="P1" draw:layer="layout" svg:x1="8.112cm" svg:y1="4.302cm" svg:x2="6.08cm" svg:y2="7.096cm" draw:start-shape="id1" draw:end-shape="id2" svg:d="m8112 4302v1397h-2032v1397">
          <text:p/>
        </draw:connector>
        <draw:connector draw:style-name="gr3" draw:text-style-name="P1" draw:layer="layout" svg:x1="6.08cm" svg:y1="9.509cm" svg:x2="4.81cm" svg:y2="11.668cm" draw:start-shape="id2" draw:start-glue-point="2" draw:end-shape="id3" svg:d="m6080 9509v1079h-1270v1080">
          <text:p/>
        </draw:connector>
        <draw:custom-shape draw:style-name="gr1" draw:text-style-name="P1" xml:id="id4" draw:id="id4" draw:layer="layout" svg:width="9.398cm" svg:height="2.794cm" svg:x="1.127cm" svg:y="17.383cm">
          <text:p text:style-name="P1">Reads, contigs: </text:p>
          <text:p text:style-name="P1">pairwise Smith-Waterma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81cm" svg:y1="14.335cm" svg:x2="5.826cm" svg:y2="17.383cm" draw:start-shape="id3" draw:end-shape="id4" svg:d="m4810 14335v1524h1016v1524">
          <text:p/>
        </draw:connector>
        <draw:frame draw:style-name="gr2" draw:layer="layout" svg:width="3.491cm" svg:height="0.962cm" svg:x="6.035cm" svg:y="15.405cm">
          <draw:text-box>
            <text:p>unmapped</text:p>
          </draw:text-box>
        </draw:frame>
        <draw:custom-shape draw:style-name="gr1" draw:text-style-name="P1" xml:id="id5" draw:id="id5" draw:layer="layout" svg:width="10.287cm" svg:height="3.048cm" svg:x="20.05cm" svg:y="10.525cm">
          <text:p text:style-name="P1">Overlap post assembly of </text:p>
          <text:p text:style-name="P1">reads and contig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017cm" svg:y1="8.302cm" svg:x2="20.05cm" svg:y2="12.049cm" draw:start-shape="id2" draw:start-glue-point="1" draw:end-shape="id5" svg:d="m10017 8302h5016v3747h5017">
          <text:p/>
        </draw:connector>
        <draw:connector draw:style-name="gr3" draw:text-style-name="P1" draw:layer="layout" svg:x1="8.62cm" svg:y1="13.001cm" svg:x2="20.05cm" svg:y2="12.049cm" draw:start-shape="id3" draw:start-glue-point="1" draw:end-shape="id5" svg:d="m8620 13001h5715v-952h5715">
          <text:p/>
        </draw:connector>
        <draw:connector draw:style-name="gr3" draw:text-style-name="P1" draw:layer="layout" svg:x1="10.525cm" svg:y1="18.78cm" svg:x2="20.05cm" svg:y2="12.049cm" draw:start-shape="id4" draw:end-shape="id5" draw:end-glue-point="3" svg:d="m10525 18780h4762v-6731h4763">
          <text:p/>
        </draw:connector>
        <draw:frame draw:style-name="gr2" draw:layer="layout" svg:width="2.788cm" svg:height="0.962cm" svg:x="16.373cm" svg:y="12.23cm">
          <draw:text-box>
            <text:p>mapp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yang Li</meta:initial-creator>
    <meta:creation-date>2012-07-23T22:51:53</meta:creation-date>
    <dc:date>2012-07-24T13:15:49</dc:date>
    <dc:creator>Tianyang Li</dc:creator>
    <meta:editing-duration>PT1H20M43S</meta:editing-duration>
    <meta:editing-cycles>4</meta:editing-cycles>
    <meta:generator>LibreOffice/3.5$Linux_X86_64 LibreOffice_project/350m1$Build-2</meta:generator>
    <meta:document-statistic meta:object-count="14"/>
  </office:meta>
</office:document-meta>
</file>